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1E87EE5FD84.jpg" manifest:media-type="image/jpeg"/>
  <manifest:file-entry manifest:full-path="Pictures/100000000000032000000267DF570F51.jpg" manifest:media-type="image/jpeg"/>
  <manifest:file-entry manifest:full-path="Pictures/10000201000001F4000001F494BDB7E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Nota1" style:family="table">
      <style:table-properties style:width="17cm" table:align="margins"/>
    </style:style>
    <style:style style:name="Nota1.A" style:family="table-column">
      <style:table-column-properties style:column-width="17cm" style:rel-column-width="65535*"/>
    </style:style>
    <style:style style:name="Nota1.A1" style:family="table-cell">
      <style:table-cell-properties fo:background-color="#ffff66" fo:padding="0.097cm" fo:border="0.05pt solid #000000">
        <style:background-image/>
      </style:table-cell-properties>
    </style:style>
    <style:style style:name="P1" style:family="paragraph" style:parent-style-name="Header">
      <style:paragraph-properties fo:text-align="end" style:justify-single-word="false"/>
      <style:text-properties fo:color="#000000" style:font-name="DejaVu Sans Light" fo:font-size="10pt" officeooo:rsid="001ba0b0" officeooo:paragraph-rsid="001ba0b0" style:font-size-asian="10pt" style:font-size-complex="10pt"/>
    </style:style>
    <style:style style:name="P2" style:family="paragraph" style:parent-style-name="Standard">
      <style:text-properties style:font-name="Open Sans" officeooo:rsid="0012ac96" officeooo:paragraph-rsid="0012ac96"/>
    </style:style>
    <style:style style:name="P3" style:family="paragraph" style:parent-style-name="Standard">
      <style:paragraph-properties fo:text-align="justify" style:justify-single-word="false"/>
      <style:text-properties style:font-name="Open Sans" officeooo:rsid="0012ac96" officeooo:paragraph-rsid="0012ac96"/>
    </style:style>
    <style:style style:name="P4" style:family="paragraph" style:parent-style-name="Standard">
      <style:text-properties style:font-name="Open Sans" officeooo:rsid="0014a288" officeooo:paragraph-rsid="0014a288"/>
    </style:style>
    <style:style style:name="P5" style:family="paragraph" style:parent-style-name="Standard">
      <style:paragraph-properties fo:text-align="justify" style:justify-single-word="false"/>
      <style:text-properties style:font-name="Open Sans" officeooo:rsid="0014a288" officeooo:paragraph-rsid="0014a288"/>
    </style:style>
    <style:style style:name="P6" style:family="paragraph" style:parent-style-name="Standard">
      <style:paragraph-properties fo:text-align="justify" style:justify-single-word="false"/>
      <style:text-properties style:font-name="Open Sans" officeooo:rsid="0014a288" officeooo:paragraph-rsid="00156ed8"/>
    </style:style>
    <style:style style:name="P7" style:family="paragraph" style:parent-style-name="Standard">
      <style:text-properties style:font-name="Open Sans" fo:font-weight="bold" officeooo:rsid="0012ac96" officeooo:paragraph-rsid="0012ac96" style:font-weight-asian="bold" style:font-weight-complex="bold"/>
    </style:style>
    <style:style style:name="P8" style:family="paragraph" style:parent-style-name="Standard">
      <style:text-properties style:font-name="Open Sans" fo:font-style="italic" officeooo:rsid="0012ac96" officeooo:paragraph-rsid="0012ac96" style:font-style-asian="italic" style:font-style-complex="italic"/>
    </style:style>
    <style:style style:name="P9" style:family="paragraph" style:parent-style-name="Standard">
      <style:text-properties style:font-name="Open Sans" fo:font-style="italic" officeooo:rsid="0014a288" officeooo:paragraph-rsid="0014a288" style:font-style-asian="italic" style:font-style-complex="italic"/>
    </style:style>
    <style:style style:name="P10" style:family="paragraph" style:parent-style-name="Standard">
      <style:text-properties style:font-name="Open Sans" fo:font-style="normal" officeooo:rsid="0012ac96" officeooo:paragraph-rsid="0012ac96" style:font-style-asian="normal" style:font-style-complex="normal"/>
    </style:style>
    <style:style style:name="P11" style:family="paragraph" style:parent-style-name="Standard">
      <style:text-properties style:font-name="Open Sans" fo:font-style="normal" officeooo:rsid="0014a288" officeooo:paragraph-rsid="0014a288" style:font-style-asian="normal" style:font-style-complex="normal"/>
    </style:style>
    <style:style style:name="P12" style:family="paragraph" style:parent-style-name="Standard">
      <style:text-properties style:font-name="Open Sans" fo:font-style="normal" officeooo:rsid="00156ed8" officeooo:paragraph-rsid="0014a288" style:font-style-asian="normal" style:font-style-complex="normal"/>
    </style:style>
    <style:style style:name="P13" style:family="paragraph" style:parent-style-name="Standard">
      <style:paragraph-properties fo:text-align="justify" style:justify-single-word="false"/>
      <style:text-properties style:font-name="Open Sans" fo:font-style="normal" officeooo:rsid="00156ed8" officeooo:paragraph-rsid="00156ed8" style:font-style-asian="normal" style:font-style-complex="normal"/>
    </style:style>
    <style:style style:name="P14" style:family="paragraph" style:parent-style-name="Standard">
      <style:text-properties style:font-name="Open Sans" fo:font-style="normal" fo:font-weight="normal" officeooo:rsid="0015dba3" officeooo:paragraph-rsid="0015dba3"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style:font-name="Open Sans" fo:font-style="normal" fo:font-weight="normal" officeooo:rsid="001d8d82" officeooo:paragraph-rsid="0015dba3" style:font-style-asian="normal" style:font-weight-asian="normal" style:font-style-complex="normal" style:font-weight-complex="normal"/>
    </style:style>
    <style:style style:name="P16" style:family="paragraph" style:parent-style-name="Standard">
      <style:text-properties style:font-name="Open Sans" fo:font-style="normal" fo:font-weight="normal" officeooo:rsid="001ba0b0" officeooo:paragraph-rsid="0015dba3"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officeooo:rsid="0015dba3" officeooo:paragraph-rsid="001d8d82"/>
    </style:style>
    <style:style style:name="P18" style:family="paragraph" style:parent-style-name="Standard">
      <style:paragraph-properties fo:text-align="justify" style:justify-single-word="false"/>
      <style:text-properties officeooo:paragraph-rsid="00156ed8"/>
    </style:style>
    <style:style style:name="P19" style:family="paragraph" style:parent-style-name="Standard">
      <style:paragraph-properties fo:text-align="justify" style:justify-single-word="false"/>
      <style:text-properties officeooo:rsid="001ba0b0" officeooo:paragraph-rsid="001ba0b0"/>
    </style:style>
    <style:style style:name="P20" style:family="paragraph" style:parent-style-name="Standard">
      <style:paragraph-properties fo:text-align="justify" style:justify-single-word="false"/>
      <style:text-properties officeooo:rsid="002d0535" officeooo:paragraph-rsid="002d0535"/>
    </style:style>
    <style:style style:name="P21" style:family="paragraph" style:parent-style-name="Standard">
      <style:paragraph-properties fo:text-align="justify" style:justify-single-word="false"/>
      <style:text-properties officeooo:rsid="002d0535" officeooo:paragraph-rsid="0032468f"/>
    </style:style>
    <style:style style:name="P22" style:family="paragraph" style:parent-style-name="Standard">
      <style:paragraph-properties fo:text-align="justify" style:justify-single-word="false" fo:break-before="page"/>
      <style:text-properties style:font-name="Open Sans" officeooo:rsid="0014a288" officeooo:paragraph-rsid="00156ed8"/>
    </style:style>
    <style:style style:name="P23" style:family="paragraph" style:parent-style-name="Standard">
      <style:paragraph-properties fo:text-align="justify" style:justify-single-word="false" fo:break-before="page"/>
      <style:text-properties officeooo:rsid="001d8d82" officeooo:paragraph-rsid="00264545"/>
    </style:style>
    <style:style style:name="P24" style:family="paragraph" style:parent-style-name="Table_20_Contents">
      <style:paragraph-properties fo:text-align="justify" style:justify-single-word="false"/>
      <style:text-properties style:font-name="Open Sans" fo:font-style="italic" officeooo:rsid="002813c1" officeooo:paragraph-rsid="002813c1" style:font-style-asian="italic" style:font-style-complex="italic"/>
    </style:style>
    <style:style style:name="P25" style:family="paragraph" style:parent-style-name="Standard">
      <style:paragraph-properties fo:text-align="justify" style:justify-single-word="false"/>
      <style:text-properties style:font-name="Open Sans" fo:font-style="normal" fo:font-weight="normal" officeooo:rsid="001d8d82" officeooo:paragraph-rsid="00264545"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style:font-name="Open Sans" fo:font-style="normal" fo:font-weight="normal" officeooo:rsid="00264ef6" officeooo:paragraph-rsid="001ba0b0"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style:font-name="Open Sans" fo:font-style="normal" fo:font-weight="normal" officeooo:rsid="002813c1" officeooo:paragraph-rsid="001ba0b0"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style:font-name="Open Sans" fo:font-style="normal" style:text-underline-style="none" fo:font-weight="normal" officeooo:rsid="002ebbeb" officeooo:paragraph-rsid="002d0535"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56ed8"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56ed8" style:font-style-asian="normal" style:font-style-complex="normal"/>
    </style:style>
    <style:style style:name="T5" style:family="text">
      <style:text-properties fo:font-style="normal" officeooo:rsid="001cc77f" style:font-style-asian="normal" style:font-style-complex="normal"/>
    </style:style>
    <style:style style:name="T6" style:family="text">
      <style:text-properties fo:font-style="normal" officeooo:rsid="001d463b" style:font-style-asian="normal" style:font-style-complex="normal"/>
    </style:style>
    <style:style style:name="T7" style:family="text">
      <style:text-properties style:font-name="Open Sans" fo:font-style="normal" officeooo:rsid="00156ed8" style:font-style-asian="normal" style:font-style-complex="normal"/>
    </style:style>
    <style:style style:name="T8" style:family="text">
      <style:text-properties style:font-name="Open Sans" fo:font-style="normal" officeooo:rsid="001d4ed1" style:font-style-asian="normal" style:font-style-complex="normal"/>
    </style:style>
    <style:style style:name="T9" style:family="text">
      <style:text-properties style:font-name="Open Sans" fo:font-style="normal" fo:font-weight="bold" officeooo:rsid="001ba0b0" style:font-style-asian="normal" style:font-weight-asian="bold" style:font-style-complex="normal" style:font-weight-complex="bold"/>
    </style:style>
    <style:style style:name="T10" style:family="text">
      <style:text-properties style:font-name="Open Sans" fo:font-style="normal" fo:font-weight="normal" style:font-style-asian="normal" style:font-weight-asian="normal" style:font-style-complex="normal" style:font-weight-complex="normal"/>
    </style:style>
    <style:style style:name="T11" style:family="text">
      <style:text-properties style:font-name="Open Sans" fo:font-style="normal" fo:font-weight="normal" officeooo:rsid="00156ed8" style:font-style-asian="normal" style:font-weight-asian="normal" style:font-style-complex="normal" style:font-weight-complex="normal"/>
    </style:style>
    <style:style style:name="T12" style:family="text">
      <style:text-properties style:font-name="Open Sans" fo:font-style="normal" fo:font-weight="normal" officeooo:rsid="0015dba3" style:font-style-asian="normal" style:font-weight-asian="normal" style:font-style-complex="normal" style:font-weight-complex="normal"/>
    </style:style>
    <style:style style:name="T13" style:family="text">
      <style:text-properties style:font-name="Open Sans" fo:font-style="normal" fo:font-weight="normal" officeooo:rsid="0016a743" style:font-style-asian="normal" style:font-weight-asian="normal" style:font-style-complex="normal" style:font-weight-complex="normal"/>
    </style:style>
    <style:style style:name="T14" style:family="text">
      <style:text-properties style:font-name="Open Sans" fo:font-style="normal" fo:font-weight="normal" officeooo:rsid="001ba0b0" style:font-style-asian="normal" style:font-weight-asian="normal" style:font-style-complex="normal" style:font-weight-complex="normal"/>
    </style:style>
    <style:style style:name="T15" style:family="text">
      <style:text-properties style:font-name="Open Sans" fo:font-style="normal" fo:font-weight="normal" officeooo:rsid="001cc77f" style:font-style-asian="normal" style:font-weight-asian="normal" style:font-style-complex="normal" style:font-weight-complex="normal"/>
    </style:style>
    <style:style style:name="T16" style:family="text">
      <style:text-properties style:font-name="Open Sans" fo:font-style="normal" fo:font-weight="normal" officeooo:rsid="001d4ed1" style:font-style-asian="normal" style:font-weight-asian="normal" style:font-style-complex="normal" style:font-weight-complex="normal"/>
    </style:style>
    <style:style style:name="T17" style:family="text">
      <style:text-properties style:font-name="Open Sans" fo:font-style="normal" fo:font-weight="normal" officeooo:rsid="001d8d82" style:font-style-asian="normal" style:font-weight-asian="normal" style:font-style-complex="normal" style:font-weight-complex="normal"/>
    </style:style>
    <style:style style:name="T18" style:family="text">
      <style:text-properties style:font-name="Open Sans" fo:font-style="normal" fo:font-weight="normal" officeooo:rsid="0022e038" style:font-style-asian="normal" style:font-weight-asian="normal" style:font-style-complex="normal" style:font-weight-complex="normal"/>
    </style:style>
    <style:style style:name="T19" style:family="text">
      <style:text-properties style:font-name="Open Sans" fo:font-style="normal" fo:font-weight="normal" officeooo:rsid="00264ef6" style:font-style-asian="normal" style:font-weight-asian="normal" style:font-style-complex="normal" style:font-weight-complex="normal"/>
    </style:style>
    <style:style style:name="T20" style:family="text">
      <style:text-properties style:font-name="Open Sans" fo:font-style="normal" fo:font-weight="normal" officeooo:rsid="002813c1" style:font-style-asian="normal" style:font-weight-asian="normal" style:font-style-complex="normal" style:font-weight-complex="normal"/>
    </style:style>
    <style:style style:name="T21" style:family="text">
      <style:text-properties style:font-name="Open Sans" fo:font-style="normal" fo:font-weight="normal" officeooo:rsid="002848d8" style:font-style-asian="normal" style:font-weight-asian="normal" style:font-style-complex="normal" style:font-weight-complex="normal"/>
    </style:style>
    <style:style style:name="T22" style:family="text">
      <style:text-properties style:font-name="Open Sans" fo:font-style="normal" fo:font-weight="normal" officeooo:rsid="0028aed7" style:font-style-asian="normal" style:font-weight-asian="normal" style:font-style-complex="normal" style:font-weight-complex="normal"/>
    </style:style>
    <style:style style:name="T23" style:family="text">
      <style:text-properties style:font-name="Open Sans" fo:font-style="normal" fo:font-weight="normal" officeooo:rsid="0029b4cd" style:font-style-asian="normal" style:font-weight-asian="normal" style:font-style-complex="normal" style:font-weight-complex="normal"/>
    </style:style>
    <style:style style:name="T24" style:family="text">
      <style:text-properties style:font-name="Open Sans" fo:font-style="normal" fo:font-weight="normal" officeooo:rsid="002a98db" style:font-style-asian="normal" style:font-weight-asian="normal" style:font-style-complex="normal" style:font-weight-complex="normal"/>
    </style:style>
    <style:style style:name="T25" style:family="text">
      <style:text-properties style:font-name="Open Sans" fo:font-style="normal" fo:font-weight="normal" officeooo:rsid="002d0535" style:font-style-asian="normal" style:font-weight-asian="normal" style:font-style-complex="normal" style:font-weight-complex="normal"/>
    </style:style>
    <style:style style:name="T26" style:family="text">
      <style:text-properties style:font-name="Open Sans" fo:font-style="normal" fo:font-weight="normal" officeooo:rsid="00311e78" style:font-style-asian="normal" style:font-weight-asian="normal" style:font-style-complex="normal" style:font-weight-complex="normal"/>
    </style:style>
    <style:style style:name="T27" style:family="text">
      <style:text-properties style:font-name="Open Sans" fo:font-style="normal" style:text-underline-style="solid" style:text-underline-width="auto" style:text-underline-color="font-color" fo:font-weight="normal" style:font-style-asian="normal" style:font-weight-asian="normal" style:font-style-complex="normal" style:font-weight-complex="normal"/>
    </style:style>
    <style:style style:name="T28" style:family="text">
      <style:text-properties style:font-name="Open Sans" fo:font-style="normal" style:text-underline-style="solid" style:text-underline-width="auto" style:text-underline-color="font-color" fo:font-weight="normal" officeooo:rsid="002ebbeb" style:font-style-asian="normal" style:font-weight-asian="normal" style:font-style-complex="normal" style:font-weight-complex="normal"/>
    </style:style>
    <style:style style:name="T29" style:family="text">
      <style:text-properties style:font-name="Open Sans" fo:font-style="normal" style:text-underline-style="solid" style:text-underline-width="auto" style:text-underline-color="font-color" fo:font-weight="normal" officeooo:rsid="0032fbb6" style:font-style-asian="normal" style:font-weight-asian="normal" style:font-style-complex="normal" style:font-weight-complex="normal"/>
    </style:style>
    <style:style style:name="T30" style:family="text">
      <style:text-properties style:font-name="Open Sans" fo:font-style="normal" style:text-underline-style="none" fo:font-weight="normal" style:font-style-asian="normal" style:font-weight-asian="normal" style:font-style-complex="normal" style:font-weight-complex="normal"/>
    </style:style>
    <style:style style:name="T31" style:family="text">
      <style:text-properties style:font-name="Open Sans" fo:font-style="normal" style:text-underline-style="none" fo:font-weight="normal" officeooo:rsid="002e7e26" style:font-style-asian="normal" style:font-weight-asian="normal" style:font-style-complex="normal" style:font-weight-complex="normal"/>
    </style:style>
    <style:style style:name="T32" style:family="text">
      <style:text-properties style:font-name="Open Sans" fo:font-style="normal" style:text-underline-style="none" fo:font-weight="normal" officeooo:rsid="002ebbeb" style:font-style-asian="normal" style:font-weight-asian="normal" style:font-style-complex="normal" style:font-weight-complex="normal"/>
    </style:style>
    <style:style style:name="T33" style:family="text">
      <style:text-properties style:font-name="Open Sans" fo:font-style="normal" style:text-underline-style="none" fo:font-weight="normal" officeooo:rsid="00311e78" style:font-style-asian="normal" style:font-weight-asian="normal" style:font-style-complex="normal" style:font-weight-complex="normal"/>
    </style:style>
    <style:style style:name="T34" style:family="text">
      <style:text-properties style:font-name="Open Sans" fo:font-style="normal" style:text-underline-style="none" fo:font-weight="normal" officeooo:rsid="0032468f" style:font-style-asian="normal" style:font-weight-asian="normal" style:font-style-complex="normal" style:font-weight-complex="normal"/>
    </style:style>
    <style:style style:name="T35" style:family="text">
      <style:text-properties style:font-name="Open Sans" fo:font-style="normal" style:text-underline-style="none" fo:font-weight="normal" officeooo:rsid="00156ed8" style:font-style-asian="normal" style:font-weight-asian="normal" style:font-style-complex="normal" style:font-weight-complex="normal"/>
    </style:style>
    <style:style style:name="T36" style:family="text">
      <style:text-properties style:font-name="Open Sans" fo:font-style="normal" style:text-underline-style="none" fo:font-weight="normal" officeooo:rsid="0032fbb6" style:font-style-asian="normal" style:font-weight-asian="normal" style:font-style-complex="normal" style:font-weight-complex="normal"/>
    </style:style>
    <style:style style:name="T37" style:family="text">
      <style:text-properties style:font-name="Open Sans" fo:font-style="normal" style:text-underline-style="none" fo:font-weight="normal" officeooo:rsid="00340ad1" style:font-style-asian="normal" style:font-weight-asian="normal" style:font-style-complex="normal" style:font-weight-complex="normal"/>
    </style:style>
    <style:style style:name="T38" style:family="text">
      <style:text-properties style:font-name="Open Sans" fo:font-style="normal" style:text-underline-style="none" fo:font-weight="normal" officeooo:rsid="0036fa17" style:font-style-asian="normal" style:font-weight-asian="normal" style:font-style-complex="normal" style:font-weight-complex="normal"/>
    </style:style>
    <style:style style:name="T39" style:family="text">
      <style:text-properties style:font-name="Open Sans" fo:font-style="normal" style:text-underline-style="none" fo:font-weight="normal" officeooo:rsid="003864b0" style:font-style-asian="normal" style:font-weight-asian="normal" style:font-style-complex="normal" style:font-weight-complex="normal"/>
    </style:style>
    <style:style style:name="T40" style:family="text">
      <style:text-properties style:font-name="Open Sans" fo:font-style="italic" fo:font-weight="normal" officeooo:rsid="00264ef6" style:font-style-asian="italic" style:font-weight-asian="normal" style:font-style-complex="italic" style:font-weight-complex="normal"/>
    </style:style>
    <style:style style:name="T41" style:family="text">
      <style:text-properties style:font-name="Open Sans" fo:font-style="italic" fo:font-weight="normal" officeooo:rsid="0029b4cd" style:font-style-asian="italic" style:font-weight-asian="normal" style:font-style-complex="italic" style:font-weight-complex="normal"/>
    </style:style>
    <style:style style:name="T42" style:family="text">
      <style:text-properties style:font-name="Open Sans" fo:font-style="italic" style:text-underline-style="none" fo:font-weight="normal" style:font-style-asian="italic" style:font-weight-asian="normal" style:font-style-complex="italic" style:font-weight-complex="normal"/>
    </style:style>
    <style:style style:name="T43" style:family="text">
      <style:text-properties officeooo:rsid="001e2c1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ap. 1: Introducción.</text:p>
      <text:p text:style-name="P7"/>
      <text:p text:style-name="P7"><text:tab/>1.1 Bienvenido a un nuevo reto: La programación.</text:p>
      <text:p text:style-name="P2"/>
      <text:p text:style-name="P3"><text:tab/>Me imagino que en este preciso momento te estarás preguntando “¿Que es la programación?” o “¿De que se trata la programación?” y hasta quizá se te vengan ideas a la cabeza. Un buen comienzo sería ver lo que dice la Real Academia Española:</text:p>
      <text:p text:style-name="P2"/>
      <text:p text:style-name="P8"><text:tab/>“1. f. Acción y efecto de programar.”</text:p>
      <text:p text:style-name="P10"/>
      <text:p text:style-name="P10"><text:tab/>...Se lo que estas pensando en este momento...</text:p>
      <text:p text:style-name="P10"/>
      <text:p text:style-name="P10"><draw:frame draw:style-name="fr1" draw:name="Imagen1" text:anchor-type="paragraph" svg:width="7.193cm" svg:height="7.193cm" draw:z-index="0"><draw:image xlink:href="Pictures/10000201000001F4000001F494BDB7E3.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pan text:style-name="T43">Podríamos quedarnos ahí, o p</text:span>odríamos continuar y ver que nos dice acerca de la palabra “programar”:</text:p>
      <text:p text:style-name="P11"/>
      <text:p text:style-name="P4"><text:span text:style-name="T3"><text:tab/></text:span><text:span text:style-name="T1">“1. tr. Formar programas.” (Seguimos con la misma cara)</text:span></text:p>
      <text:p text:style-name="P9"><text:tab/>“2. tr. Idear y ordenar las acciones necesarias para realizar algo.”</text:p>
      <text:p text:style-name="P11"/>
      <text:p text:style-name="P5"><text:span text:style-name="T3"><text:tab/>Ahora estamos teniendo un avance. Hasta aquí se podría decir que la programación es la acción y efecto de idear y ordenar las acciones necesarias para realizar algo (o de formar programas). </text:span><text:span text:style-name="T4">Pero si vamos a la definición de “programa” podemos ver entre otras cosas:</text:span></text:p>
      <text:p text:style-name="P12"/>
      <text:p text:style-name="P4"><text:span text:style-name="T4"><text:tab/></text:span><text:span text:style-name="T2">“7. m. Proyecto ordenado de actividades.”</text:span></text:p>
      <text:p text:style-name="P12"/>
      <text:p text:style-name="P6"><text:span text:style-name="T4"><text:tab/>Con </text:span><text:span text:style-name="T5">todo </text:span><text:span text:style-name="T4">esto podemos </text:span><text:span text:style-name="T5">decir</text:span><text:span text:style-name="T4"> que la programación es la acción y efecto de formar “proyectos” ordenados de actividades. Y lo mas bonito es que hasta ahora no nombramos la palabra “Computadora”, por el contrario, se llego a definir con palabras que cualquier persona puede entender.</text:span></text:p>
      <text:p text:style-name="P22"><text:span text:style-name="T4"><text:tab/>Sabiendo lo que es la programación en el idioma español, podemos empezar a profundizar la definición orientada a </text:span><text:span text:style-name="T6">la</text:span><text:span text:style-name="T4"> computación, pero esta vez vamos a ir definiendo de forma inversa a la que lo hicimos anteriormente. Por lo tanto, vamos a ver qué es un programa de computadora.</text:span></text:p>
      <text:p text:style-name="P13"><text:tab/>Un programa es un conjunto de instrucciones el cual permite a una computadora realizar funciones diversas, teniendo la característica de poder devolver un resultado al finalizar. Esto significa, en otras palabras, que un programa irá realizando distintas acciones conforme va ejecutando (por ejemplo ordenar alfabéticamente una lista) y al finalizar puede devolver un resultado (la lista ordenada).</text:p>
      <text:p text:style-name="P18"><text:span text:style-name="T7"><text:tab/>Al ejecutar un programa, lo que sucede </text:span><text:span text:style-name="T8">en la computadora </text:span><text:span text:style-name="T7">es que </text:span><text:span text:style-name="T8">el</text:span><text:span text:style-name="T7"> sistema operativo (Microsoft</text:span><text:span text:style-name="T11">® Windows®, GNU-Linux, etc.) va a darle un lugar en la memoria (RAM), luego va a pasar por el procesador para ejecutar las instrucciones, sale con los resultados del procesador y vuelve a la memoria. </text:span><text:span text:style-name="T12">Comparemos un programa con un corte de pelo: La persona está en su casa (</text:span><text:span text:style-name="T13">o sea </text:span><text:span text:style-name="T16">en </text:span><text:span text:style-name="T13">la </text:span><text:span text:style-name="T12">memoria), va a la peluquería (procesador), se realiza un corte m</text:span><text:span text:style-name="T18">á</text:span><text:span text:style-name="T12">s a la moda </text:span><text:span text:style-name="T18">que el que tiene </text:span><text:span text:style-name="T12">(ejecución de instrucciones) y al finalizar sale de la peluquería a su casa muy contento con su nuevo look.</text:span></text:p>
      <text:p text:style-name="P14"/>
      <text:p text:style-name="P14"><draw:frame draw:style-name="fr1" draw:name="Imagen2" text:anchor-type="paragraph" svg:width="11.386cm" svg:height="8.752cm" draw:z-index="1"><draw:image xlink:href="Pictures/100000000000032000000267DF570F51.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pan text:style-name="T10"><text:tab/></text:span><text:span text:style-name="T17">Con esto podemos decir que programar es formar un conjunto de instrucciones en un orden determinado para ser ejecutadas en una computadora y nos devuelva un resultado.</text:span></text:p>
      <text:p text:style-name="P15"><text:tab/>Dicho todo esto, por sí solo te darás cuenta que la programación es la acción de formar un conjunto de instrucciones para luego ser ejecutadas. Ahora que la palabra programación no asusta tanto podemos empezar.</text:p>
      <text:p text:style-name="P25"><text:tab/>Te preguntaras ahora ¿Pero como realizo la acción de formar un conjunto de instrucciones? Eso se hace escribiendo un código en un lenguaje de programación, pero ya veremos ese tema más adelante.</text:p>
      <text:p text:style-name="P23"><text:span text:style-name="T14"><text:tab/></text:span><text:span text:style-name="T9">1.2 Software</text:span></text:p>
      <text:p text:style-name="P16"/>
      <text:p text:style-name="P19"><text:span text:style-name="T10"><text:tab/></text:span><text:span text:style-name="T15">Es una palabra muy usada en estos días pero ¿Realmente sabes lo que es Software? </text:span><text:span text:style-name="T19">El Instituto de Ingeniería Eléctrica y Electrónica (IEEE) nos dice que software:</text:span></text:p>
      <text:p text:style-name="P26"/>
      <text:p text:style-name="P19"><text:span text:style-name="T19"><text:tab/></text:span><text:span text:style-name="T40">“Es el conjunto de los programas de cómputo, procedimientos, reglas, documentación y datos asociados, que forman parte de las operaciones de un sistema de computación.”</text:span></text:p>
      <text:p text:style-name="P26"/>
      <text:p text:style-name="P19"><text:span text:style-name="T19"><text:tab/></text:span><text:span text:style-name="T20">Dicho de otro modo, es la parte lógica de la computadora.</text:span></text:p>
      <text:p text:style-name="P27"/>
      <table:table table:name="Nota1" table:style-name="Nota1">
        <table:table-column table:style-name="Nota1.A"/>
        <table:table-row>
          <table:table-cell table:style-name="Nota1.A1" office:value-type="string">
            <text:p text:style-name="P24">Nota:</text:p>
            <text:p text:style-name="P24"><text:tab/>La computadora se divide en dos partes: el hardware, que es la parte física o lo que nosotros podemos ver y tocar, <text:s/>y el software que es la información que procesa y guarda nuestro hardware. Uno sin el otro no pueden existir en la computación.</text:p>
          </table:table-cell>
        </table:table-row>
      </table:table>
      <text:p text:style-name="P27"/>
      <text:p text:style-name="P19"><text:span text:style-name="T20"><text:tab/></text:span><text:span text:style-name="T21">Los procesadores de texto, los editores de hojas de cálculo, el sistema operativo, los controladores de dispositivos, y cualquier otro programa que se te venga a la mente, eso es software (seguramente pienses en videojuegos, también lo son). </text:span><text:span text:style-name="T22">Claro, si volvemos a leer la definición que nos da el IEEE </text:span><text:span text:style-name="T23">vemos que dice claramente </text:span><text:span text:style-name="T41">“...reglas, documentación y datos asociados...”</text:span><text:span text:style-name="T23">. Esto nos indica claramente que también es software tu fondo de pantalla, tus documentos de texto, tus fotos digitales de las vacaciones, tu música, y unos cuantos etcéteras m</text:span><text:span text:style-name="T24">á</text:span><text:span text:style-name="T23">s.</text:span></text:p>
      <text:p text:style-name="P19"><text:span text:style-name="T23"><text:tab/></text:span><text:span text:style-name="T25">El software está clasificado en tres categorías:</text:span></text:p>
      <text:p text:style-name="P20"><draw:frame draw:style-name="fr2" draw:name="Imagen3" text:anchor-type="paragraph" svg:x="0.173cm" svg:y="5.696cm" svg:width="7.798cm" svg:height="5.768cm" draw:z-index="2"><draw:image xlink:href="Pictures/1000000000000258000001E87EE5FD84.jpg" xlink:type="simple" xlink:show="embed" xlink:actuate="onLoad"/></draw:frame><text:span text:style-name="T30"><text:tab/><text:tab/></text:span><text:span text:style-name="T27">Software de sistema</text:span><text:span text:style-name="T10">: En esta categoría se encuentra el software que desvincula al usuario directamente del hardware, lo que ahorra en saber con exactitud la operativa del hardware que se esté utilizando. Esto significa que el software de sistema evita que estemos enviándole ceros y unos a nuestro procesador, memoria, disco, etc. Imagínate las operadoras telefónicas de los años 50, las que andaban enchufando y desenchufando cables para que un </text:span><text:span text:style-name="T26">u</text:span><text:span text:style-name="T10">suario pudiera llamar a otro. Ellas hacían de “software de sistema” en las comunicaciones por teléfono en aquel entonces, por lo que el usuario no tenía por qué saber que cables debían ir conectados en qué ranura para llamar a <text:tab/>otra persona. Simplemente decían -</text:span><text:span text:style-name="T42">”Operadora, comuníqueme con la oficina central del banco”-</text:span><text:span text:style-name="T30"> y la operadora se encargaba de </text:span><text:span text:style-name="T31">ejecutar </text:span><text:span text:style-name="T30">el proceso </text:span><text:span text:style-name="T31">y controlar que </text:span><text:span text:style-name="T30">concluya satisfactoriamente. </text:span><text:span text:style-name="T32">Hoy en día existen conjuntos de <text:tab/>programas </text:span><text:span text:style-name="T33">(</text:span><text:span text:style-name="T32">sistemas operativos, controladores de dispositivos, etc.) que hacen con la computadora lo que hacían estas mujeres hace mas de sesenta años con los sistemas telefónicos.</text:span></text:p>
      <text:p text:style-name="P28"/>
      <text:p text:style-name="P28"/>
      <text:p text:style-name="P21"><text:soft-page-break/><text:span text:style-name="T32"><text:tab/><text:tab/></text:span><text:span text:style-name="T28">Software de programación</text:span><text:span text:style-name="T32">: </text:span><text:span text:style-name="T34">Aquí se agrupa el software que vamos a usar durante el transcurso de este libro. Es aquel que se utiliza para hacer los programas. En esta categoría entran los editores de texto (no confundir con los procesadores de texto como </text:span><text:span text:style-name="T35">Microsoft® </text:span><text:span text:style-name="T34">Word o LibreOffice), compiladores, enlazadores, depuradores e intérpretes. En la actualidad existen unos programas llamados Ambiente de Desarrollo Integrado (IDE, no confundir con Unidad Electrónica Integrada), que reúnen todos los programas mencionados, es decir, contiene un editor de texto, un interprete, un depurador, un enlazador y un compilador, todo en un mismo programa. Estos programas tienen una interfaz gráfica que le da mayor comodidad al programador (que puedes ser tu).</text:span></text:p>
      <text:p text:style-name="P21"><text:span text:style-name="T34"><text:tab/><text:tab/></text:span><text:span text:style-name="T29">Software de aplicación</text:span><text:span text:style-name="T36">: </text:span><text:span text:style-name="T37">Este software es el que usan lo usuarios, valga la redundancia. </text:span><text:span text:style-name="T38">Para ser un poco mas específicos, el software de aplicación es aquel que busca automatizar o asistir a las tareas cotidianas del ser humano. Por ejemplo, en el caso de un vendedor que administra la caja, que por cada producto que vende tiene que anotar en una planilla el nombre y el precio, hacer las boletas por cada compra y cerrar la caja al final de la jornada; hoy en día existen programas que hacen eso de forma automática ayudando a dicha persona: El programa </text:span><text:span text:style-name="T39">que se usa en las cajas de los supermercados por ejemplo, va registrando cada cosa que pasa por la caja, a si vez crea la boleta de cada cliente, y al final de la jornada calcula el cierre de caja. También se puede mencionar aquí a los programas de controles médicos (como por ejemplo ese que hace “bips” repetidamente hasta que el paciente fallece y queda un sonido unísono) como software de aplicación. Todo lo que facilite la vida cotidiana a nivel lógico puede ser considerado software de aplicació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000000" style:font-name="DejaVu Sans Light" fo:font-size="10pt" officeooo:rsid="001ba0b0" officeooo:paragraph-rsid="001ba0b0" style:font-size-asian="10pt" style:font-size-complex="10pt"/>
    </style:style>
    <style:page-layout style:name="Mpm1">
      <style:page-layout-properties fo:page-width="21.001cm" fo:page-height="29.7cm" style:num-format="1" style:print-orientation="portrait" fo:margin-top="0.473cm" fo:margin-bottom="1.18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087cm" fo:margin-left="0cm" fo:margin-right="0cm" fo:margin-bottom="0.499cm"/>
      </style:header-style>
      <style:footer-style>
        <style:header-footer-properties svg:height="1.058cm" fo:margin-left="0cm" fo:margin-right="0cm" fo:margin-top="0.499cm"/>
      </style:footer-style>
    </style:page-layout>
  </office:automatic-styles>
  <office:master-styles>
    <style:master-page style:name="Standard" style:page-layout-name="Mpm1">
      <style:header>
        <text:p text:style-name="MP1">Inserte nombre del libro aquí</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6T00:43:34.456505831</meta:creation-date>
    <dc:date>2015-05-21T23:25:07.632990451</dc:date>
    <meta:editing-duration>PT3H14M24S</meta:editing-duration>
    <meta:editing-cycles>34</meta:editing-cycles>
    <meta:generator>LibreOffice/4.3.7.2$Linux_X86_64 LibreOffice_project/430m0$Build-2</meta:generator>
    <meta:document-statistic meta:table-count="1" meta:image-count="3" meta:object-count="0" meta:page-count="4" meta:paragraph-count="29" meta:word-count="1187" meta:character-count="7213" meta:non-whitespace-character-count="6024"/>
  </office:meta>
</office:document-meta>
</file>